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fo:font-weight="bold" officeooo:rsid="0005d425" officeooo:paragraph-rsid="0005d425" style:font-weight-asian="bold" style:font-weight-complex="bold"/>
    </style:style>
    <style:style style:name="P3" style:family="paragraph" style:parent-style-name="Standard">
      <style:text-properties officeooo:rsid="000877e8" officeooo:paragraph-rsid="000877e8"/>
    </style:style>
    <style:style style:name="P4" style:family="paragraph" style:parent-style-name="Standard">
      <style:text-properties officeooo:rsid="000877e8" officeooo:paragraph-rsid="0028d27b"/>
    </style:style>
    <style:style style:name="P5" style:family="paragraph" style:parent-style-name="Standard">
      <style:text-properties officeooo:rsid="000877e8" officeooo:paragraph-rsid="0028db84"/>
    </style:style>
    <style:style style:name="P6" style:family="paragraph" style:parent-style-name="Standard">
      <style:text-properties officeooo:rsid="000d62cb" officeooo:paragraph-rsid="000d62cb"/>
    </style:style>
    <style:style style:name="P7" style:family="paragraph" style:parent-style-name="Standard">
      <style:text-properties officeooo:rsid="000dc738" officeooo:paragraph-rsid="000dc738"/>
    </style:style>
    <style:style style:name="P8" style:family="paragraph" style:parent-style-name="Standard">
      <style:text-properties officeooo:rsid="000dc738" officeooo:paragraph-rsid="0028db84"/>
    </style:style>
    <style:style style:name="P9" style:family="paragraph" style:parent-style-name="Standard">
      <style:text-properties officeooo:rsid="000e4362" officeooo:paragraph-rsid="000e4362"/>
    </style:style>
    <style:style style:name="P10" style:family="paragraph" style:parent-style-name="Standard">
      <style:text-properties officeooo:rsid="0010011f" officeooo:paragraph-rsid="0010011f"/>
    </style:style>
    <style:style style:name="P11" style:family="paragraph" style:parent-style-name="Standard">
      <style:text-properties officeooo:rsid="0013dbe9" officeooo:paragraph-rsid="0013dbe9"/>
    </style:style>
    <style:style style:name="P12" style:family="paragraph" style:parent-style-name="Standard">
      <style:text-properties officeooo:rsid="00180f75" officeooo:paragraph-rsid="00180f75"/>
    </style:style>
    <style:style style:name="P13" style:family="paragraph" style:parent-style-name="Standard">
      <style:text-properties officeooo:rsid="00184e22" officeooo:paragraph-rsid="00184e22"/>
    </style:style>
    <style:style style:name="P14" style:family="paragraph" style:parent-style-name="Standard">
      <style:text-properties officeooo:rsid="00184e22" officeooo:paragraph-rsid="0019e3de"/>
    </style:style>
    <style:style style:name="P15" style:family="paragraph" style:parent-style-name="Standard">
      <style:text-properties officeooo:rsid="0019e3de" officeooo:paragraph-rsid="0019e3de"/>
    </style:style>
    <style:style style:name="P16" style:family="paragraph" style:parent-style-name="Standard">
      <style:text-properties officeooo:rsid="001b2058" officeooo:paragraph-rsid="001b2058"/>
    </style:style>
    <style:style style:name="P17" style:family="paragraph" style:parent-style-name="Standard">
      <style:text-properties officeooo:rsid="001b2058" officeooo:paragraph-rsid="001c6e8d"/>
    </style:style>
    <style:style style:name="P18" style:family="paragraph" style:parent-style-name="Standard">
      <style:text-properties officeooo:rsid="001bbab1" officeooo:paragraph-rsid="001bbab1"/>
    </style:style>
    <style:style style:name="P19" style:family="paragraph" style:parent-style-name="Standard">
      <style:text-properties officeooo:rsid="001c6e8d" officeooo:paragraph-rsid="001c6e8d"/>
    </style:style>
    <style:style style:name="P20" style:family="paragraph" style:parent-style-name="Standard">
      <style:text-properties officeooo:rsid="001ce663" officeooo:paragraph-rsid="001bbab1"/>
    </style:style>
    <style:style style:name="P21" style:family="paragraph" style:parent-style-name="Standard">
      <style:text-properties officeooo:rsid="001ce663" officeooo:paragraph-rsid="001ce663"/>
    </style:style>
    <style:style style:name="P22" style:family="paragraph" style:parent-style-name="Standard">
      <style:text-properties officeooo:rsid="00223be8" officeooo:paragraph-rsid="00223be8"/>
    </style:style>
    <style:style style:name="P23" style:family="paragraph" style:parent-style-name="Standard">
      <style:text-properties officeooo:rsid="00239a52" officeooo:paragraph-rsid="00239a52"/>
    </style:style>
    <style:style style:name="P24" style:family="paragraph" style:parent-style-name="Standard">
      <style:text-properties officeooo:rsid="002476ab" officeooo:paragraph-rsid="002476ab"/>
    </style:style>
    <style:style style:name="P25" style:family="paragraph" style:parent-style-name="Standard">
      <style:text-properties officeooo:rsid="0025eea3" officeooo:paragraph-rsid="0025eea3"/>
    </style:style>
    <style:style style:name="P26" style:family="paragraph" style:parent-style-name="Standard">
      <style:text-properties officeooo:rsid="00287fe9" officeooo:paragraph-rsid="00287fe9"/>
    </style:style>
    <style:style style:name="P27" style:family="paragraph" style:parent-style-name="Standard">
      <style:text-properties officeooo:rsid="0028d27b" officeooo:paragraph-rsid="0028d27b"/>
    </style:style>
    <style:style style:name="P28" style:family="paragraph" style:parent-style-name="Standard">
      <style:text-properties officeooo:rsid="002b1121" officeooo:paragraph-rsid="002b1121"/>
    </style:style>
    <style:style style:name="P29" style:family="paragraph" style:parent-style-name="Standard">
      <style:text-properties officeooo:rsid="000ce3c3" officeooo:paragraph-rsid="0028db84"/>
    </style:style>
    <style:style style:name="P30" style:family="paragraph" style:parent-style-name="Standard">
      <style:text-properties officeooo:rsid="0010011f" officeooo:paragraph-rsid="0010011f"/>
    </style:style>
    <style:style style:name="P31" style:family="paragraph" style:parent-style-name="Standard">
      <style:text-properties officeooo:rsid="0010011f" officeooo:paragraph-rsid="00327fdb"/>
    </style:style>
    <style:style style:name="P32" style:family="paragraph" style:parent-style-name="Standard">
      <style:text-properties officeooo:rsid="00327fdb" officeooo:paragraph-rsid="00327fdb"/>
    </style:style>
    <style:style style:name="P33" style:family="paragraph" style:parent-style-name="Standard">
      <style:text-properties officeooo:rsid="00180f75" officeooo:paragraph-rsid="00180f75"/>
    </style:style>
    <style:style style:name="T1" style:family="text">
      <style:text-properties officeooo:rsid="0006ee1c"/>
    </style:style>
    <style:style style:name="T2" style:family="text">
      <style:text-properties officeooo:rsid="0009d45c"/>
    </style:style>
    <style:style style:name="T3" style:family="text">
      <style:text-properties officeooo:rsid="000b5ff2"/>
    </style:style>
    <style:style style:name="T4" style:family="text">
      <style:text-properties officeooo:rsid="000ce3c3"/>
    </style:style>
    <style:style style:name="T5" style:family="text">
      <style:text-properties officeooo:rsid="000dc738"/>
    </style:style>
    <style:style style:name="T6" style:family="text">
      <style:text-properties officeooo:rsid="000e4362"/>
    </style:style>
    <style:style style:name="T7" style:family="text">
      <style:text-properties officeooo:rsid="0010011f"/>
    </style:style>
    <style:style style:name="T8" style:family="text">
      <style:text-properties officeooo:rsid="001339d5"/>
    </style:style>
    <style:style style:name="T9" style:family="text">
      <style:text-properties officeooo:rsid="00166aea"/>
    </style:style>
    <style:style style:name="T10" style:family="text">
      <style:text-properties officeooo:rsid="00184e22"/>
    </style:style>
    <style:style style:name="T11" style:family="text">
      <style:text-properties officeooo:rsid="0019e3de"/>
    </style:style>
    <style:style style:name="T12" style:family="text">
      <style:text-properties officeooo:rsid="001b2058"/>
    </style:style>
    <style:style style:name="T13" style:family="text">
      <style:text-properties officeooo:rsid="001bbab1"/>
    </style:style>
    <style:style style:name="T14" style:family="text">
      <style:text-properties officeooo:rsid="001c6e8d"/>
    </style:style>
    <style:style style:name="T15" style:family="text">
      <style:text-properties officeooo:rsid="001cd02f"/>
    </style:style>
    <style:style style:name="T16" style:family="text">
      <style:text-properties officeooo:rsid="001e9690"/>
    </style:style>
    <style:style style:name="T17" style:family="text">
      <style:text-properties officeooo:rsid="00223be8"/>
    </style:style>
    <style:style style:name="T18" style:family="text">
      <style:text-properties officeooo:rsid="00239a52"/>
    </style:style>
    <style:style style:name="T19" style:family="text">
      <style:text-properties officeooo:rsid="002476ab"/>
    </style:style>
    <style:style style:name="T20" style:family="text">
      <style:text-properties officeooo:rsid="002505a2"/>
    </style:style>
    <style:style style:name="T21" style:family="text">
      <style:text-properties officeooo:rsid="002600a8"/>
    </style:style>
    <style:style style:name="T22" style:family="text">
      <style:text-properties officeooo:rsid="00287fe9"/>
    </style:style>
    <style:style style:name="T23" style:family="text">
      <style:text-properties officeooo:rsid="0028d27b"/>
    </style:style>
    <style:style style:name="T24" style:family="text">
      <style:text-properties officeooo:rsid="00291ae0"/>
    </style:style>
    <style:style style:name="T25" style:family="text">
      <style:text-properties officeooo:rsid="002b1121"/>
    </style:style>
    <style:style style:name="T26" style:family="text">
      <style:text-properties officeooo:rsid="002c7e68"/>
    </style:style>
    <style:style style:name="T27" style:family="text">
      <style:text-properties officeooo:rsid="002c9629"/>
    </style:style>
    <style:style style:name="T28" style:family="text">
      <style:text-properties officeooo:rsid="002df855"/>
    </style:style>
    <style:style style:name="T29" style:family="text">
      <style:text-properties officeooo:rsid="00327fdb"/>
    </style:style>
    <style:style style:name="T30" style:family="text">
      <style:text-properties officeooo:rsid="0032f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ll Project commentary</text:p>
      <text:p text:style-name="P10">Page 1:</text:p>
      <text:p text:style-name="P1"/>
      <text:p text:style-name="P25">The idea for PCB111000 is based on the ATMEL AVR Butterfly module which came with an excellent text by Joe Pardue (JP) specifically written for the <text:span text:style-name="T22">younger </text:span>beginner. <text:s/>Why not start by downloading the text and skimming through chapter<text:span text:style-name="T21">s</text:span> 1 <text:span text:style-name="T21">and 2</text:span>. <text:s/>Rather than <text:span text:style-name="T23">the </text:span>WinAVR <text:span text:style-name="T23">compiler </text:span>we now use Arduino. <text:s/>Programmers notepad <text:span text:style-name="T28">(pn) </text:span>and Bray++ are both still invaluable. </text:p>
      <text:p text:style-name="P1"/>
      <text:p text:style-name="P1">Our first project a <text:span text:style-name="T1">simple</text:span> C program <text:span text:style-name="T1">is based on JP’s Blinky, see JP p30. <text:s text:c="2"/>A selection is offered here. <text:s/>Why not choose one and type it in. Click on Sketch then Verify/Compile. Fix the errors it reports (usually typos) then click on Export compiled Binary. <text:s/>Connect the pcb to the computer, open Bray++; set the Baud rate to 57600, click on rescan, then connect. <text:s/>At the user prompt press p, upload the hex file, then press r when the user prompt is reinstated.</text:span></text:p>
      <text:p text:style-name="P26">Hopefully the display will burst into life.</text:p>
      <text:p text:style-name="P1"/>
      <text:p text:style-name="P3">Look at JP chapter 3 <text:span text:style-name="T2">for an intro to Blinky. <text:s/></text:span><text:s text:c="2"/><text:span text:style-name="T3">Now look again at your own code and notice several lines:</text:span></text:p>
      <text:p text:style-name="P3"/>
      <text:p text:style-name="P4">#include “First_project_header.<text:span text:style-name="T4">h” <text:s/><text:tab/>This contains additional information required by the compiler, including other .h and .c files with essential definitions and resource subroutines <text:s/>(pn is recommended for opening these). <text:s text:c="2"/></text:span></text:p>
      <text:p text:style-name="P27"/>
      <text:p text:style-name="P29">setup_328_HW (Hard Ware and which is known as (k\a) a macro). Details are given in the header file.</text:p>
      <text:p text:style-name="P5"/>
      <text:p text:style-name="P8">Unsigned int PORT_1<text:tab/>PORT_1 is the name of a memory location that holds numbers. <text:s/><text:span text:style-name="T24">The smallest element of computer memory is a bit and can hold either a 1 or a 0. <text:s/>Memory is often divided into blocks of 8 bits. 16 bits are reserved for PORT_1. It can hold numbers between 0 and 2^16, but excluding 2^16 (2 raised to the power of 16) itself. <text:s/>See JP chapter 4 for an introduction.</text:span></text:p>
      <text:p text:style-name="P4"/>
      <text:p text:style-name="P6">One_wire_Tx_2_integers(PORT_1, PORT_1)<text:tab/>This is a resource <text:span text:style-name="T22">subroutine </text:span>which sends data over the one wire link to the ATtiny device which uses it to drive the display.</text:p>
      <text:p text:style-name="P6"/>
      <text:p text:style-name="P6">sei(); <text:tab/>This enables interrupts which are required by the one wire link (<text:span text:style-name="T5">and will</text:span> be discussed later)</text:p>
      <text:p text:style-name="P6"/>
      <text:p text:style-name="P6">SW_reset;<text:tab/>This is also a macro. It uses a device k/a a watch dog timer <text:span text:style-name="T23">(</text:span>wtd<text:span text:style-name="T23">)</text:span> to reset the program so that it repeats endlessly.</text:p>
      <text:p text:style-name="P6"/>
      <text:p text:style-name="P28">Having got the example working click on <text:span text:style-name="T26">T</text:span>ools/Auto Format. <text:span text:style-name="T26">It makes the code much clearer to read. <text:s/>Why not comment each line stating what it does as a learning aide (See JP p39).</text:span></text:p>
      <text:p text:style-name="P6"/>
      <text:p text:style-name="P7">Try several examples, they provide good practice at entering programs. <text:s/><text:span text:style-name="T25">The for loop, the while loop and the if statement are very important features of C. <text:s/>A good look at JP chapter 5: C Control flow is recommended before moving on from this first project.</text:span></text:p>
      <text:p text:style-name="P28">Of less importance <text:span text:style-name="T27">right now </text:span>are the arithmetic and logic symbols included in the examples. JP gives full definitions of these in chapter 4. </text:p>
      <text:p text:style-name="P9"/>
      <text:p text:style-name="P7"><text:span text:style-name="T9">E</text:span>xampl<text:span text:style-name="T7">e</text:span> 8 introduces the resource <text:span text:style-name="T25">subroutines</text:span></text:p>
      <text:p text:style-name="P7"><text:tab/>PRN_16bit_GEN(0) which generates random numbers</text:p>
      <text:p text:style-name="P7"><text:tab/>Timer_T2_10mS_delay_x_m(<text:span text:style-name="T6">) which uses a HW timer to generate delays</text:span></text:p>
      <text:p text:style-name="P7"/>
      <text:p text:style-name="P9">Example 9 introduces a project subroutine “backup_the_display()”</text:p>
      <text:p text:style-name="P9"><text:soft-page-break/><text:tab/>This provides a service for the main routine</text:p>
      <text:p text:style-name="P9"><text:tab/>Its main purpose here is to make the code easier to read </text:p>
      <text:p text:style-name="P9"/>
      <text:p text:style-name="P11">Having looked at the examples why not mix and match to compose your own code.</text:p>
      <text:p text:style-name="P9"/>
      <text:p text:style-name="P10"/>
      <text:p text:style-name="P10"/>
      <text:p text:style-name="P10"/>
      <text:p text:style-name="P10">Page 2</text:p>
      <text:p text:style-name="P32">Introducing the USART (Universal …. Receiver Transmitter module)</text:p>
      <text:p text:style-name="P31">Many devices have a <text:span text:style-name="T29">receiver transmitter module </text:span>for communicating with a PC.</text:p>
      <text:p text:style-name="P12">See JP page 98 for a few details.</text:p>
      <text:p text:style-name="P10">Arduino provides a comprehensive <text:span text:style-name="T8">s</text:span>et of functions for using the U<text:span text:style-name="T29">S</text:span>ART. <text:s/>Here basic <text:span text:style-name="T30">do it yourself (DIY)</text:span> functions are used. <text:s/><text:span text:style-name="T29">These have been developed after consulting the data sheet</text:span> which is not nearly as intimidating as it looks at first sight. <text:s/><text:span text:style-name="T30">Studying them helps explain how the USART works. <text:s/>It also demonstrates how other modules such as timers can be set up. </text:span></text:p>
      <text:p text:style-name="P12"/>
      <text:p text:style-name="P12"/>
      <text:p text:style-name="P12">Example 1 simply echoes keypresses to the screen</text:p>
      <text:p text:style-name="P12">Example 2 <text:s/>prints many <text:span text:style-name="T10">o</text:span>f the common characters to the screen </text:p>
      <text:p text:style-name="P12">Clicking on the hex button in the receive section of the Bray window shows that each character is represented by a number. <text:span text:style-name="T10">See JP p283.</text:span></text:p>
      <text:p text:style-name="P13">Example 3 prints a file. </text:p>
      <text:p text:style-name="P13">Resource “isCharavailable()” repetitively waits to receive the user to initiate the file upload.</text:p>
      <text:p text:style-name="P13">It then notes that the upload has ended and terminates the program.</text:p>
      <text:p text:style-name="P13">Example 4 introduces character strings and shows they can be sent to the PC. </text:p>
      <text:p text:style-name="P13">It also shows how they are stored in memory.</text:p>
      <text:p text:style-name="P14">We <text:span text:style-name="T11">compose the strings and </text:span>choose a name for each <text:span text:style-name="T11">one</text:span>.</text:p>
      <text:p text:style-name="P14"><text:s/>The compiler <text:span text:style-name="T11">adds a 0 to the end of each string and </text:span>replaces <text:span text:style-name="T11">its name</text:span> with the address in memory of the first character in the string. <text:s text:c="2"/></text:p>
      <text:p text:style-name="P15">Example 5 simple prints out the characters together with their numeric equivalents</text:p>
      <text:p text:style-name="P15">Example 6 Converts a number to a string of characters and sends them to the PC and</text:p>
      <text:p text:style-name="P15">Example 7 Does the reverse.</text:p>
      <text:p text:style-name="P15">These are two very important operations <text:s/>So take time to understand what is going on.</text:p>
      <text:p text:style-name="P15">See JP pages 81 to 84 for some help.</text:p>
      <text:p text:style-name="P15"/>
      <text:p text:style-name="P15">Finally take a look at the subroutine Char_to_PC()</text:p>
      <text:p text:style-name="P15">UCSR0A one of the HW registers that control the <text:span text:style-name="T12">UART.</text:span></text:p>
      <text:p text:style-name="P16">Open the data sheet. In the contents open section scroll down to section 24.12.2</text:p>
      <text:p text:style-name="P16">UDRE0 is the name of one of the bits in th<text:span text:style-name="T13">is</text:span> register. If it is 0 the UART is busy so we wait</text:p>
      <text:p text:style-name="P16">If its 1 we can copy our character to UDR0 the UART data register and it will be transmitted. </text:p>
      <text:p text:style-name="P18">Scroll up a bit for more info on the register UDR0.</text:p>
      <text:p text:style-name="P18"/>
      <text:p text:style-name="P18"/>
      <text:p text:style-name="P18">Page 3</text:p>
      <text:p text:style-name="P18">3A looks at timer <text:span text:style-name="T17">and keypress </text:span>interrupts. </text:p>
      <text:p text:style-name="P19">Se JP p109 for a general intro.</text:p>
      <text:p text:style-name="P18">When driving the display the micro spends most of its time doing nothing waiting for the end of our 100mS delay before updating the display. </text:p>
      <text:p text:style-name="P18">In this example the main task is printing out the results of some calculations. </text:p>
      <text:p text:style-name="P18">A HW timer is used to generate a 100mS tick.</text:p>
      <text:p text:style-name="P18"><text:soft-page-break/>Every 1<text:span text:style-name="T14">0</text:span>0mS it interrupts the printing process jumps to the ISR (interrupt service routine) update the display.</text:p>
      <text:p text:style-name="P18">In addition a key press interrupt is shown to manipulate the display.</text:p>
      <text:p text:style-name="P20"/>
      <text:p text:style-name="P21">Look at the timer clock_tick() subroutine.</text:p>
      <text:p text:style-name="P21">The timer is configured as a counter.</text:p>
      <text:p text:style-name="P21">It counts from 0 to 12500 </text:p>
      <text:p text:style-name="P21">TCCR1B sets a timer clock to 125KHz</text:p>
      <text:p text:style-name="P21">So it takes 100ms to complete counting raise an interrupt and start again.</text:p>
      <text:p text:style-name="P21"/>
      <text:p text:style-name="P22">Both timer and UART have control registers that set their modes of operation. These registers have addresses and are all connected to a control bus. <text:s/>A statements like TCCR1B = 0x03 uses the control bus to set register TCCR1B to 3. A bus refers to a set of connectors that transfer <text:span text:style-name="T18">data from one part of the micro to another, in this case from the program running in memory to the timer.</text:span></text:p>
      <text:p text:style-name="P18"/>
      <text:p text:style-name="P18">Open up the data sheet <text:span text:style-name="T15">section 15.11 to see the registers. We leave most of them alone but</text:span></text:p>
      <text:p text:style-name="P19"><text:span text:style-name="T16">set</text:span> TCCR1B, <text:span text:style-name="T16">TIMSK1 OCR1 and TCNT1.</text:span></text:p>
      <text:p text:style-name="P17"/>
      <text:p text:style-name="P23">3B looks at interrupts generated by pressing one of the user switches.</text:p>
      <text:p text:style-name="P23">PCI stands for pin change interrupt.</text:p>
      <text:p text:style-name="P23">Look at the header file for defini<text:span text:style-name="T19">t</text:span>ions of the macros.</text:p>
      <text:p text:style-name="P23">See the data sheet <text:span text:style-name="T19">sections 12.2.4 and 1 for detains of the PCI registers.</text:span></text:p>
      <text:p text:style-name="P23"/>
      <text:p text:style-name="P24">Note: Many things may look confusing. <text:s text:c="2"/>If that each example successfully introduce one new thing that will be fine.</text:p>
      <text:p text:style-name="P24"/>
      <text:p text:style-name="P24">3C<text:tab/>Nothing new here, just included for a bit if extra pra<text:span text:style-name="T20">c</text:span>tice</text:p>
      <text:p text:style-name="P24"/>
      <text:p text:style-name="P24">3D<text:tab/><text:span text:style-name="T20">Includes PCI and timer as well as the one wire comms interrupt. <text:s/>Multiple interrupts can easily cause trouble. <text:s/>To avoid this the PCI also resets the micro. <text:s/>Before doing so it writes to the EEPROM. <text:s/>After the reset it reads the EEPROM so that it knows whch switch was pressed. <text:s/>EEPROM is a special area of memory that survives power down and reset, which both usually result in all registers being reset to zero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1-31T21:52:08.957000000</dc:date>
    <meta:editing-duration>PT1H39M24S</meta:editing-duration>
    <meta:editing-cycles>20</meta:editing-cycles>
    <meta:generator>LibreOffice/6.2.8.2$Windows_X86_64 LibreOffice_project/f82ddfca21ebc1e222a662a32b25c0c9d20169ee</meta:generator>
    <meta:document-statistic meta:table-count="0" meta:image-count="0" meta:object-count="0" meta:page-count="3" meta:paragraph-count="71" meta:word-count="1275" meta:character-count="7180" meta:non-whitespace-character-count="5918"/>
  </office:meta>
</office:document-meta>
</file>